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59f1a" officeooo:paragraph-rsid="0017906a"/>
    </style:style>
    <style:style style:name="P2" style:family="paragraph" style:parent-style-name="Text_20_body">
      <style:text-properties officeooo:rsid="00159f1a" officeooo:paragraph-rsid="0018a905"/>
    </style:style>
    <style:style style:name="P3" style:family="paragraph" style:parent-style-name="Text_20_body">
      <style:text-properties officeooo:rsid="00159f1a" officeooo:paragraph-rsid="001f6af2"/>
    </style:style>
    <style:style style:name="P4" style:family="paragraph" style:parent-style-name="Text_20_body">
      <style:text-properties officeooo:rsid="00159f1a" officeooo:paragraph-rsid="002104d5"/>
    </style:style>
    <style:style style:name="P5" style:family="paragraph" style:parent-style-name="Text_20_body">
      <style:text-properties officeooo:rsid="00159f1a" officeooo:paragraph-rsid="0024bf46"/>
    </style:style>
    <style:style style:name="P6" style:family="paragraph" style:parent-style-name="Text_20_body">
      <style:text-properties officeooo:rsid="00159f1a" officeooo:paragraph-rsid="002688cd"/>
    </style:style>
    <style:style style:name="P7" style:family="paragraph" style:parent-style-name="Text_20_body">
      <style:text-properties officeooo:rsid="00159f1a" officeooo:paragraph-rsid="00296e2f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159f1a" officeooo:paragraph-rsid="0024bf46" style:font-weight-asian="bold" style:font-weight-complex="bold"/>
    </style:style>
    <style:style style:name="P9" style:family="paragraph" style:parent-style-name="Text_20_body">
      <style:text-properties officeooo:paragraph-rsid="002104d5"/>
    </style:style>
    <style:style style:name="P10" style:family="paragraph" style:parent-style-name="Text_20_body">
      <style:text-properties officeooo:paragraph-rsid="002688cd"/>
    </style:style>
    <style:style style:name="P11" style:family="paragraph" style:parent-style-name="Text_20_body">
      <style:paragraph-properties fo:text-align="end" style:justify-single-word="false"/>
      <style:text-properties officeooo:paragraph-rsid="002688cd"/>
    </style:style>
    <style:style style:name="P12" style:family="paragraph" style:parent-style-name="Standard">
      <style:text-properties officeooo:rsid="0013d6e1" officeooo:paragraph-rsid="0013d6e1"/>
    </style:style>
    <style:style style:name="P13" style:family="paragraph" style:parent-style-name="Standard">
      <style:text-properties fo:font-weight="bold" officeooo:rsid="0013d6e1" officeooo:paragraph-rsid="0013d6e1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3d6e1" officeooo:paragraph-rsid="0013d6e1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59f1a" officeooo:paragraph-rsid="0017906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59f1a" officeooo:paragraph-rsid="001f6af2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59f1a" officeooo:paragraph-rsid="002104d5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59f1a" officeooo:paragraph-rsid="0024f39a" style:font-weight-asian="bold" style:font-weight-complex="bold"/>
    </style:style>
    <style:style style:name="P19" style:family="paragraph" style:parent-style-name="Standard">
      <style:text-properties fo:font-weight="normal" officeooo:rsid="0013d6e1" officeooo:paragraph-rsid="0013d6e1" style:font-weight-asian="normal" style:font-weight-complex="normal"/>
    </style:style>
    <style:style style:name="P20" style:family="paragraph" style:parent-style-name="Standard">
      <style:text-properties officeooo:rsid="00159f1a" officeooo:paragraph-rsid="00159f1a"/>
    </style:style>
    <style:style style:name="P21" style:family="paragraph" style:parent-style-name="Standard">
      <style:text-properties officeooo:rsid="00159f1a" officeooo:paragraph-rsid="0017906a"/>
    </style:style>
    <style:style style:name="P22" style:family="paragraph" style:parent-style-name="Standard">
      <style:paragraph-properties fo:text-align="center" style:justify-single-word="false"/>
      <style:text-properties officeooo:rsid="0017906a" officeooo:paragraph-rsid="0017906a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7906a" officeooo:paragraph-rsid="0017906a" style:font-weight-asian="bold" style:font-weight-complex="bold"/>
    </style:style>
    <style:style style:name="P24" style:family="paragraph" style:parent-style-name="Standard">
      <style:text-properties style:text-position="0% 100%" officeooo:rsid="0017906a" officeooo:paragraph-rsid="0017906a"/>
    </style:style>
    <style:style style:name="P25" style:family="paragraph" style:parent-style-name="Standard">
      <style:text-properties style:text-position="0% 100%" officeooo:rsid="0013d6e1" officeooo:paragraph-rsid="0017906a"/>
    </style:style>
    <style:style style:name="P26" style:family="paragraph" style:parent-style-name="Text_20_body">
      <style:text-properties fo:font-style="italic" officeooo:rsid="0017906a" style:font-style-asian="italic" style:font-style-complex="italic"/>
    </style:style>
    <style:style style:name="T1" style:family="text">
      <style:text-properties officeooo:rsid="0017906a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0% 100%" style:font-name="Liberation Serif1" officeooo:rsid="0018a905" style:font-name-asian="Liberation Serif1" style:font-name-complex="Liberation Serif1"/>
    </style:style>
    <style:style style:name="T4" style:family="text">
      <style:text-properties style:text-position="0% 100%" style:font-name="Liberation Serif1" officeooo:rsid="0019fce4" style:font-name-asian="Liberation Serif1" style:font-name-complex="Liberation Serif1"/>
    </style:style>
    <style:style style:name="T5" style:family="text">
      <style:text-properties officeooo:rsid="0018a905"/>
    </style:style>
    <style:style style:name="T6" style:family="text">
      <style:text-properties style:font-name="Liberation Serif1" officeooo:rsid="0018a905" style:font-name-asian="Liberation Serif1" style:font-name-complex="Liberation Serif1"/>
    </style:style>
    <style:style style:name="T7" style:family="text">
      <style:text-properties style:font-name="Liberation Serif1" officeooo:rsid="0019fce4" style:font-name-asian="Liberation Serif1" style:font-name-complex="Liberation Serif1"/>
    </style:style>
    <style:style style:name="T8" style:family="text">
      <style:text-properties style:font-name="Liberation Serif1" officeooo:rsid="002104d5" style:font-name-asian="Liberation Serif1" style:font-name-complex="Liberation Serif1"/>
    </style:style>
    <style:style style:name="T9" style:family="text">
      <style:text-properties style:font-name="Liberation Serif1" officeooo:rsid="0017906a" style:font-name-asian="Liberation Serif1" style:font-name-complex="Liberation Serif1"/>
    </style:style>
    <style:style style:name="T10" style:family="text">
      <style:text-properties style:font-name="Liberation Serif1" officeooo:rsid="002688cd" style:font-name-asian="Liberation Serif1" style:font-name-complex="Liberation Serif1"/>
    </style:style>
    <style:style style:name="T11" style:family="text">
      <style:text-properties style:font-name="Liberation Serif1" officeooo:rsid="00296e2f" style:font-name-asian="Liberation Serif1" style:font-name-complex="Liberation Serif1"/>
    </style:style>
    <style:style style:name="T12" style:family="text">
      <style:text-properties style:font-name="Liberation Serif1" style:text-underline-style="solid" style:text-underline-width="auto" style:text-underline-color="font-color" fo:font-weight="normal" officeooo:rsid="002688cd" style:font-name-asian="Liberation Serif1" style:font-weight-asian="normal" style:font-name-complex="Liberation Serif1" style:font-weight-complex="normal"/>
    </style:style>
    <style:style style:name="T13" style:family="text">
      <style:text-properties style:font-name="Liberation Serif1" style:text-underline-style="none" fo:font-weight="normal" officeooo:rsid="002688cd" style:font-name-asian="Liberation Serif1" style:font-weight-asian="normal" style:font-name-complex="Liberation Serif1" style:font-weight-complex="normal"/>
    </style:style>
    <style:style style:name="T14" style:family="text">
      <style:text-properties style:font-name="Liberation Serif1" fo:font-style="italic" style:text-underline-style="none" fo:font-weight="normal" officeooo:rsid="002688cd" style:font-name-asian="Liberation Serif1" style:font-style-asian="italic" style:font-weight-asian="normal" style:font-name-complex="Liberation Serif1" style:font-style-complex="italic" style:font-weight-complex="normal"/>
    </style:style>
    <style:style style:name="T15" style:family="text">
      <style:text-properties style:font-name="Liberation Serif1" fo:font-style="normal" style:text-underline-style="none" fo:font-weight="normal" officeooo:rsid="002688cd" style:font-name-asian="Liberation Serif1" style:font-style-asian="normal" style:font-weight-asian="normal" style:font-name-complex="Liberation Serif1" style:font-style-complex="normal" style:font-weight-complex="normal"/>
    </style:style>
    <style:style style:name="T16" style:family="text">
      <style:text-properties officeooo:rsid="001b7560"/>
    </style:style>
    <style:style style:name="T17" style:family="text">
      <style:text-properties officeooo:rsid="001f6af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ntinuité pédagogique en Lettres</text:p>
      <text:p text:style-name="P13"/>
      <text:p text:style-name="P19">Chaque niveau en français a un document hébergé à la racine <text:span text:style-name="T17">de mon site</text:span></text:p>
      <text:p text:style-name="P19"/>
      <text:p text:style-name="P12"/>
      <text:p text:style-name="P12"/>
      <text:p text:style-name="P20">S01 [04/01 → 08/01]</text:p>
      <text:p text:style-name="P20">S02 [11/01 → 15/01]</text:p>
      <text:p text:style-name="P20">S03 [18/01 → 22/01]</text:p>
      <text:p text:style-name="P20">S04 [25/01 → 29/01]</text:p>
      <text:p text:style-name="P20">S05 [01/02 → 05/01]</text:p>
      <text:p text:style-name="P20">S06 [08/02 → 12/01]</text:p>
      <text:p text:style-name="P20">S07 [15/02 → 19/01]</text:p>
      <text:p text:style-name="P20">S08 [22/02 → 26/01] : vacances de février</text:p>
      <text:p text:style-name="P20">S09 [01/03 → 05/03] : vacances de février</text:p>
      <text:p text:style-name="P20">S10 [08/03 → 12/03]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/>
      <text:p text:style-name="P22"><text:soft-page-break/><text:span text:style-name="T18">français / 6</text:span><text:span text:style-name="T2">e</text:span></text:p>
      <text:p text:style-name="P24"/>
      <text:p text:style-name="P15">---- <text:span text:style-name="T1">semaine n°1</text:span> [04/01 → 08/01] ----</text:p>
      <text:p text:style-name="P1"><text:span text:style-name="Strong_20_Emphasis"/></text:p>
      <text:p text:style-name="P1"><text:span text:style-name="Strong_20_Emphasis"><text:span text:style-name="T6">■ </text:span></text:span><text:span text:style-name="Strong_20_Emphasis"><text:span text:style-name="T5">objectif principal de la semaine : réussir le devoir portant sur une œuvre d’art déjà vue en cours</text:span></text:span></text:p>
      <text:p text:style-name="P2"><text:span text:style-name="Strong_20_Emphasis"><text:span text:style-name="T6">■ </text:span></text:span><text:span text:style-name="Strong_20_Emphasis"><text:span text:style-name="T1">temps à consacrer à la révision : 2 heures</text:span></text:span></text:p>
      <text:p text:style-name="P2"><text:span text:style-name="Strong_20_Emphasis"><text:span text:style-name="T6">■ </text:span></text:span><text:span text:style-name="Strong_20_Emphasis"><text:span text:style-name="T1">Pour s’entraîner, les trois questions posées dans le devoir seront :</text:span></text:span></text:p>
      <text:p text:style-name="Text_20_body">1) Décrivez cette œuvre <text:span text:style-name="T16">[conseil : utiliser le vocabulaire technique vu en cours]</text:span></text:p>
      <text:p text:style-name="Text_20_body">2) Appréciez-vous cette œuvre ? <text:span text:style-name="T16">[conseil : Oui/Non car … Cette œuvre me rappelle une autre œuvre …]</text:span></text:p>
      <text:p text:style-name="Text_20_body">3) Quel rapport existe-t-il entre cette œuvre et la question posée en cours ? <text:span text:style-name="T16">[conseil : Redonner la question en gras qui apparaît avant l’oeuvre d’art étudiée]</text:span></text:p>
      <text:p text:style-name="P2"><text:span text:style-name="Strong_20_Emphasis"><text:span text:style-name="T6">■ </text:span></text:span><text:span text:style-name="Strong_20_Emphasis"><text:span text:style-name="T7">matériel pédagogique requis : cahier, accès internet pour revoir les œuvres d’arts déjà étudiées</text:span></text:span></text:p>
      <text:p text:style-name="P4"><text:span text:style-name="Strong_20_Emphasis"><text:span text:style-name="T6">■■</text:span></text:span><text:span text:style-name="Strong_20_Emphasis"><text:span text:style-name="T8"> si vous en avez le temps (15 minutes), vous pouvez essayer de t</text:span></text:span><text:span text:style-name="Strong_20_Emphasis"><text:span text:style-name="T11">rouver</text:span></text:span><text:span text:style-name="Strong_20_Emphasis"><text:span text:style-name="T8"> la clef de l’énigme suivante :</text:span></text:span></text:p>
      <text:p text:style-name="P9">« Tu n'as ni goût, ni couleur, ni arôme, on ne peut pas te définir, on te goûte sans te connaître. Tu n'es pas nécessaire à la vie: tu es la vie. Tu nous pénètres d'un plaisir qui ne s'explique point par les sens. [...] »</text:p>
      <text:p text:style-name="P9">d'après Antoine de Saint-Exupéry, Terre des Hommes.</text:p>
      <text:p text:style-name="P9"><text:span text:style-name="Strong_20_Emphasis"/></text:p>
      <text:p text:style-name="P18"><text:span text:style-name="Strong_20_Emphasis"><text:span text:style-name="T18">----</text:span></text:span><text:span text:style-name="Strong_20_Emphasis"> </text:span><text:span text:style-name="Strong_20_Emphasis"><text:span text:style-name="T1">semaine n°2</text:span></text:span><text:span text:style-name="Strong_20_Emphasis"> [</text:span><text:span text:style-name="Strong_20_Emphasis"><text:span text:style-name="T17">11</text:span></text:span><text:span text:style-name="Strong_20_Emphasis">/01 → </text:span><text:span text:style-name="Strong_20_Emphasis"><text:span text:style-name="T17">15</text:span></text:span><text:span text:style-name="Strong_20_Emphasis">/01] </text:span><text:span text:style-name="Strong_20_Emphasis"><text:span text:style-name="T18">----</text:span></text:span></text:p>
      <text:p text:style-name="P17"><text:span text:style-name="Strong_20_Emphasis"/></text:p>
      <text:p text:style-name="P5"><text:span text:style-name="Strong_20_Emphasis"><text:span text:style-name="T6">■ </text:span></text:span><text:span text:style-name="Strong_20_Emphasis"><text:span text:style-name="T5">objectif principal de la semaine : réussir le devoir portant sur les classes grammaticales</text:span></text:span></text:p>
      <text:p text:style-name="P5"><text:span text:style-name="Strong_20_Emphasis"><text:span text:style-name="T6">■ </text:span></text:span><text:span text:style-name="Strong_20_Emphasis"><text:span text:style-name="T1">temps à consacrer à la révision : 2 heures</text:span></text:span></text:p>
      <text:p text:style-name="P6"><text:span text:style-name="Strong_20_Emphasis"><text:span text:style-name="T6">■ </text:span></text:span><text:span text:style-name="Strong_20_Emphasis"><text:span text:style-name="T1">Pour s’entraîner, relire le document donnant toutes les classes grammaticales à connaître</text:span></text:span></text:p>
      <text:p text:style-name="P6"><text:span text:style-name="Strong_20_Emphasis"><text:span text:style-name="T6">■ </text:span></text:span><text:span text:style-name="Strong_20_Emphasis"><text:span text:style-name="T9">Pour s’entraîner, chercher les </text:span></text:span><text:span text:style-name="Strong_20_Emphasis"><text:span text:style-name="T10">natures grammaticales des mots soulignés </text:span></text:span><text:span text:style-name="Strong_20_Emphasis"><text:span text:style-name="T11">et les écrire sous le mot :</text:span></text:span></text:p>
      <text:p text:style-name="P10"><text:span text:style-name="Strong_20_Emphasis"><text:span text:style-name="T13"><text:tab/></text:span></text:span><text:span text:style-name="Strong_20_Emphasis"><text:span text:style-name="T12">L</text:span></text:span><text:span text:style-name="Strong_20_Emphasis"><text:span text:style-name="T13">’</text:span></text:span><text:span text:style-name="Strong_20_Emphasis"><text:span text:style-name="T12">hôpital</text:span></text:span><text:span text:style-name="Strong_20_Emphasis"><text:span text:style-name="T13"> était une maison étroite </text:span></text:span><text:span text:style-name="Strong_20_Emphasis"><text:span text:style-name="T12">et</text:span></text:span><text:span text:style-name="Strong_20_Emphasis"><text:span text:style-name="T13"> basse, </text:span></text:span><text:span text:style-name="Strong_20_Emphasis"><text:span text:style-name="T12">à</text:span></text:span><text:span text:style-name="Strong_20_Emphasis"><text:span text:style-name="T13"> un seul étage, </text:span></text:span><text:span text:style-name="Strong_20_Emphasis"><text:span text:style-name="T12">avec</text:span></text:span><text:span text:style-name="Strong_20_Emphasis"><text:span text:style-name="T13"> un petit jardin. </text:span></text:span></text:p>
      <text:p text:style-name="Text_20_body"><text:tab/><text:span text:style-name="T19">Trois</text:span> jours après <text:span text:style-name="T19">son</text:span> arrivée, l’évêque visita l’hôpital. La visite <text:span text:style-name="T19">terminée</text:span>, il <text:span text:style-name="T19">fit</text:span> prier le directeur <text:span text:style-name="T19">de</text:span> vouloir bien venir <text:span text:style-name="T19">jusque</text:span> chez lui. </text:p>
      <text:p text:style-name="Text_20_body">— <text:span text:style-name="T19">Monsieur</text:span> le directeur de l’hôpital, lui dit-<text:span text:style-name="T19">il</text:span>, combien en ce moment avez-vous de malades ? </text:p>
      <text:p text:style-name="Text_20_body">— <text:span text:style-name="T19">Vingt-six</text:span>, monseigneur. </text:p>
      <text:p text:style-name="Text_20_body">— C’est ce que j’avais compté, dit l’évêque.</text:p>
      <text:p text:style-name="P11"><text:span text:style-name="Strong_20_Emphasis"><text:span text:style-name="T13">Extrait des </text:span></text:span><text:span text:style-name="Strong_20_Emphasis"><text:span text:style-name="T14">Misérables </text:span></text:span><text:span text:style-name="Strong_20_Emphasis"><text:span text:style-name="T15">de Victor Hugo</text:span></text:span></text:p>
      <text:p text:style-name="P6"><text:span text:style-name="Strong_20_Emphasis"><text:span text:style-name="T12"/></text:span></text:p>
      <text:p text:style-name="P7"><text:soft-page-break/><text:span text:style-name="Strong_20_Emphasis"><text:span text:style-name="T6">■■</text:span></text:span><text:span text:style-name="Strong_20_Emphasis"><text:span text:style-name="T8"> si vous en avez le temps (15 minutes), vous pouvez essayer de chercher la </text:span></text:span></text:p>
      <text:p text:style-name="P7"><text:span text:style-name="Strong_20_Emphasis"><text:span text:style-name="T8"/></text:span></text:p>
      <text:p text:style-name="P5"><text:span text:style-name="Strong_20_Emphasis"><text:span text:style-name="T6">■ </text:span></text:span><text:span text:style-name="Strong_20_Emphasis"><text:span text:style-name="T1">Pour s’entraîner, chercher les fonctions dans les phrases suivantes :</text:span></text:span></text:p>
      <text:p text:style-name="P5"><text:span text:style-name="Strong_20_Emphasis">Le chien aperçoit une souris.</text:span></text:p>
      <text:p text:style-name="Text_20_body">Il a été abattu par le bûcheron.</text:p>
      <text:p text:style-name="Text_20_body">Où sera-t-il demain ?</text:p>
      <text:p text:style-name="Text_20_body">Il pleut.</text:p>
      <text:p text:style-name="P8"><text:span text:style-name="Strong_20_Emphasis"><text:span text:style-name="T6">■ </text:span></text:span><text:span text:style-name="Strong_20_Emphasis"><text:span text:style-name="T7">matériel pédagogique requis </text:span></text:span></text:p>
      <text:p text:style-name="P26"/>
      <text:p text:style-name="P16"/>
      <text:p text:style-name="P3"><text:span text:style-name="Strong_20_Emphasis"/></text:p>
      <text:p text:style-name="P21"/>
      <text:p text:style-name="P18">---- <text:span text:style-name="T1">semaine n°1</text:span> [04/01 → 08/01] ----</text:p>
      <text:p text:style-name="P18">---- <text:span text:style-name="T1">semaine n°2</text:span> [<text:span text:style-name="T17">11</text:span>/01 → <text:span text:style-name="T17">15</text:span>/01] ----</text:p>
      <text:p text:style-name="P21">S03 [18/01 → 22/01]</text:p>
      <text:p text:style-name="P21">S04 [25/01 → 29/01]</text:p>
      <text:p text:style-name="P21">S05 [01/02 → 05/01]</text:p>
      <text:p text:style-name="P21">S06 [08/02 → 12/01]</text:p>
      <text:p text:style-name="P21">S07 [15/02 → 19/01]</text:p>
      <text:p text:style-name="P21">S08 [22/02 → 26/01] : vacances de février</text:p>
      <text:p text:style-name="P21">S09 [01/03 → 05/03] : vacances de février</text:p>
      <text:p text:style-name="P21">S10 [08/03 → 12/03]</text:p>
      <text:p text:style-name="P25"/>
      <text:p text:style-name="P5"><text:span text:style-name="Strong_20_Emphasis"><text:span text:style-name="T6">■ </text:span></text:span><text:span text:style-name="Strong_20_Emphasis"><text:span text:style-name="T5">objectif principal de la semaine : réussir le devoir portant sur une œuvre d’art déjà vue en cours</text:span></text:span></text:p>
      <text:p text:style-name="P5"><text:span text:style-name="Strong_20_Emphasis"><text:span text:style-name="T6">■ </text:span></text:span><text:span text:style-name="Strong_20_Emphasis"><text:span text:style-name="T1">temps à consacrer à la révision : 2 heures</text:span></text:span></text:p>
      <text:p text:style-name="P5"><text:span text:style-name="Strong_20_Emphasis"><text:span text:style-name="T6">■ </text:span></text:span><text:span text:style-name="Strong_20_Emphasis"><text:span text:style-name="T1">Pour s’entraîner, les trois questions posées dans le devoir seront :</text:span></text:span></text:p>
      <text:p text:style-name="P8"><text:span text:style-name="Strong_20_Emphasis"><text:span text:style-name="T3">■ </text:span></text:span><text:span text:style-name="Strong_20_Emphasis"><text:span text:style-name="T4">matériel pédagogique requis 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8:26:48.599200072</meta:creation-date>
    <dc:date>2021-02-13T19:09:08.762770141</dc:date>
    <meta:editing-duration>PT42M13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3" meta:paragraph-count="56" meta:word-count="540" meta:character-count="2993" meta:non-whitespace-character-count="2497"/>
  </office:meta>
</office:document-meta>
</file>